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Footer">
      <style:text-properties fo:font-weight="bold" officeooo:rsid="0013d9da" officeooo:paragraph-rsid="0013d9da" style:font-weight-asian="bold" style:font-weight-complex="bold"/>
    </style:style>
    <style:style style:name="P4" style:family="paragraph" style:parent-style-name="Heading_20_1">
      <style:text-properties officeooo:paragraph-rsid="0013d9da"/>
    </style:style>
    <style:style style:name="P5" style:family="paragraph" style:parent-style-name="Heading_20_2">
      <style:text-properties officeooo:paragraph-rsid="0013d9da"/>
    </style:style>
    <style:style style:name="P6" style:family="paragraph" style:parent-style-name="Text_20_body">
      <style:text-properties officeooo:paragraph-rsid="0013d9da"/>
    </style:style>
    <style:style style:name="P7" style:family="paragraph" style:parent-style-name="Text_20_body">
      <style:text-properties officeooo:rsid="0013d9da" officeooo:paragraph-rsid="0013d9da"/>
    </style:style>
    <style:style style:name="P8" style:family="paragraph" style:parent-style-name="Text_20_body" style:list-style-name="L2">
      <style:text-properties officeooo:rsid="0013d9da" officeooo:paragraph-rsid="0013d9da"/>
    </style:style>
    <style:style style:name="P9" style:family="paragraph" style:parent-style-name="Text_20_body" style:list-style-name="L3">
      <style:text-properties officeooo:paragraph-rsid="0013d9da"/>
    </style:style>
    <style:style style:name="P10" style:family="paragraph" style:parent-style-name="Text_20_body">
      <style:text-properties officeooo:paragraph-rsid="0014c09d"/>
    </style:style>
    <style:style style:name="T1" style:family="text">
      <style:text-properties officeooo:rsid="0013d9da"/>
    </style:style>
    <style:style style:name="T2" style:family="text">
      <style:text-properties officeooo:rsid="0014c09d"/>
    </style:style>
    <style:style style:name="T3" style:family="text">
      <style:text-properties officeooo:rsid="0016b374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ctividad_03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1"><text:a xlink:type="simple" xlink:href="#__RefHeading___Toc2_3111894582" text:style-name="Index_20_Link" text:visited-style-name="Index_20_Link">TAREA 1: Busca en internet información sobre alguna empresa tecnológica y su implicación en los ODS.<text:tab/>2</text:a></text:p>
          <text:p text:style-name="P2"><text:a xlink:type="simple" xlink:href="#__RefHeading___Toc4_3111894582" text:style-name="Index_20_Link" text:visited-style-name="Index_20_Link"><text:s/>a) ¿Qué ODS trabaja de manera prioritaria?<text:tab/>2</text:a></text:p>
          <text:p text:style-name="P2"><text:a xlink:type="simple" xlink:href="#__RefHeading___Toc10_3111894582" text:style-name="Index_20_Link" text:visited-style-name="Index_20_Link">b) ¿Qué metas procura atender?. Si la empresa no las indica directamente, fíjate en los indicadores de desempeño que menciona para identificar las metas del desarrollo sostenible que persigue.<text:tab/>2</text:a></text:p>
          <text:p text:style-name="P2"><text:a xlink:type="simple" xlink:href="#__RefHeading___Toc12_3111894582" text:style-name="Index_20_Link" text:visited-style-name="Index_20_Link">c) ¿Se te ocurre alguna otra meta que podría perseguir esta empresa?. ¿Con qué iniciativa podría lograrlo?. ¿Con qué ODS se relaciona?.<text:tab/>2</text:a></text:p>
          <text:p text:style-name="P1"><text:a xlink:type="simple" xlink:href="#__RefHeading___Toc6_3111894582" text:style-name="Index_20_Link" text:visited-style-name="Index_20_Link">TAREA 2: ¿Cuál es el ODS que puede trabajar con mayor intensidad un instituto? Justifica tu respuesta. Aparte del ODS que acabas de señalar, indica otro que pueda trabajarse en tu instituto, y sugiere una acción concreta que ayude en ello.<text:tab/>2</text:a></text:p>
          <text:p text:style-name="P1"><text:a xlink:type="simple" xlink:href="#__RefHeading___Toc8_3111894582" text:style-name="Index_20_Link" text:visited-style-name="Index_20_Link"><text:s/>TAREA 3: Indica en qué sentido plataformas como Zalando, Back-market o Wallapop pueden utilizarse para que nuestro consumo sea más respetuoso con el medioambiente. ¿A qué ODS podrían contribuir en mayor medida?<text:tab/>2</text:a></text:p>
        </text:index-body>
      </text:table-of-content>
      <text:h text:style-name="P4" text:outline-level="1"><text:bookmark-start text:name="__RefHeading___Toc2_3111894582"/>TAREA 1: Busca en internet información sobre alguna empresa tecnológica y su implicación en los ODS.<text:bookmark-end text:name="__RefHeading___Toc2_3111894582"/></text:h>
      <text:h text:style-name="P5" text:outline-level="2"><text:bookmark-start text:name="__RefHeading___Toc4_3111894582"/><text:s/>a) ¿Qué ODS trabaja de manera prioritaria? <text:bookmark-end text:name="__RefHeading___Toc4_3111894582"/></text:h>
      <text:list text:style-name="L2">
        <text:list-header>
          <text:p text:style-name="P8">Xiaomi trabaja con la ODS: </text:p>
        </text:list-header>
        <text:list-item>
          <text:p text:style-name="P8">7. Energía asequible y no contaminante</text:p>
        </text:list-item>
        <text:list-item>
          <text:p text:style-name="P8">9. Industria, innocavión e infraestructura</text:p>
        </text:list-item>
        <text:list-item>
          <text:p text:style-name="P8">10. Reducción de las desigualdades</text:p>
        </text:list-item>
        <text:list-item>
          <text:p text:style-name="P8">11. Ciudades y comunidades sostenibles</text:p>
        </text:list-item>
        <text:list-item>
          <text:p text:style-name="P8">12. Producción y consumo responsable</text:p>
        </text:list-item>
        <text:list-item>
          <text:p text:style-name="P8">13. Acción por el clima.</text:p>
        </text:list-item>
      </text:list>
      <text:p text:style-name="P7"/>
      <text:p text:style-name="P7"/>
      <text:p text:style-name="P7"/>
      <text:h text:style-name="P5" text:outline-level="2"><text:bookmark-start text:name="__RefHeading___Toc10_3111894582"/><text:soft-page-break/>b) ¿Qué metas procura atender?. Si la empresa no las indica directamente, fíjate en los indicadores de desempeño que menciona para identificar las metas del desarrollo sostenible que persigue. <text:bookmark-end text:name="__RefHeading___Toc10_3111894582"/></text:h>
      <text:list text:style-name="L3">
        <text:list-item>
          <text:p text:style-name="P9"><text:span text:style-name="T1">7.2 </text:span>Xiaomi promueve que sus operaciones y proveedores usen electricidad renovable (meta: 25 % en 2030 y 100 % en 2050).</text:p>
        </text:list-item>
        <text:list-item>
          <text:p text:style-name="P9"><text:span text:style-name="T1">7.3</text:span>Duplicar la tasa de mejora de la eficiencia energética. Mejora continua en el consumo eléctrico de sus fábricas inteligentes y centros de datos. </text:p>
        </text:list-item>
        <text:list-item>
          <text:p text:style-name="P9"><text:span text:style-name="T1">9.4. </text:span>Modernizar infraestructuras para que sean sostenibles y eficientes en el uso de recursos. Implementa automatización, IA y tecnologías limpias en sus plantas. <text:s/></text:p>
        </text:list-item>
        <text:list-item>
          <text:p text:style-name="P9"><text:span text:style-name="T1">9.5. </text:span>Fomentar la investigación y mejorar la capacidad tecnológica industrial. Más de 24.000 millones de yuanes invertidos en I+D en 2024. </text:p>
        </text:list-item>
        <text:list-item>
          <text:p text:style-name="P9"><text:span text:style-name="T1">10.2. </text:span>Promover la inclusión social, económica y política de todas las personas. Desarrollo de tecnología accesible y programas de inclusión digital. </text:p>
        </text:list-item>
        <text:list-item>
          <text:p text:style-name="P9"><text:span text:style-name="T1">11.6. </text:span>Reducir el impacto ambiental negativo de las ciudades, especialmente en la calidad del aire y la gestión de residuos. Mejora en embalajes ecológicos y transporte de bajo impacto en emisiones. </text:p>
        </text:list-item>
        <text:list-item>
          <text:p text:style-name="P9"><text:span text:style-name="T1">11.b. </text:span>Aumentar la adopción de políticas de resiliencia ante el cambio climático. Logística más sostenible y programas de reciclaje urbano. </text:p>
        </text:list-item>
        <text:list-item>
          <text:p text:style-name="P9"><text:span text:style-name="T1">12.2. </text:span>Lograr la gestión sostenible y el uso eficiente de los recursos naturales. Diseño de productos duraderos y reciclables. </text:p>
        </text:list-item>
        <text:list-item>
          <text:p text:style-name="P9"><text:span text:style-name="T1">12.4. </text:span>Reducir la generación de desechos mediante prevención, reducción, reciclado y reutilización. Programas de recogida y reacondicionamiento de dispositivos. </text:p>
        </text:list-item>
        <text:list-item>
          <text:p text:style-name="P9"><text:span text:style-name="T1">12.5. </text:span>Disminuir significativamente la generación de desechos. Eliminación del plástico en el 90 % de los empaques de smartphones. </text:p>
        </text:list-item>
        <text:list-item>
          <text:p text:style-name="P9"><text:span text:style-name="T1">13.2. </text:span>Incorporar medidas relativas al cambio climático en políticas y estrategias corporativas. Compromiso con la neutralidad de carbono y reducción anual de emisiones GEI. </text:p>
        </text:list-item>
        <text:list-item>
          <text:p text:style-name="P9"><text:span text:style-name="T1">13.3. </text:span>Mejorar la educación y sensibilización sobre cambio climático. Campañas y reportes públicos de sostenibilidad para concienciar a consumidores y empleados. </text:p>
        </text:list-item>
      </text:list>
      <text:h text:style-name="P5" text:outline-level="2"><text:bookmark-start text:name="__RefHeading___Toc12_3111894582"/>c) ¿Se te ocurre alguna otra met<text:span text:style-name="T1">a</text:span> que podría perseguir esta empresa?. ¿Con qué iniciativa podría lograrlo?. ¿Con qué ODS se relaciona?. <text:bookmark-end text:name="__RefHeading___Toc12_3111894582"/></text:h>
      <text:p text:style-name="P6"><text:tab/><text:span text:style-name="T1">Reducir el consumo del agua, </text:span><text:span text:style-name="T2">usando tecnología para reducir el agua aparte de las que ya están investigando en I+D. Se relaciona con la ODS Agua limpia y sanemiento.</text:span></text:p>
      <text:h text:style-name="Heading_20_1" text:outline-level="1"><text:bookmark-start text:name="__RefHeading___Toc6_3111894582"/><text:soft-page-break/>TAREA 2: ¿Cuál es el ODS que puede trabajar con mayor intensidad un instituto? Justifica tu respuesta. Aparte del ODS que acabas de señalar, indica otro que pueda trabajarse en tu instituto, y sugiere una acción concreta que ayude en ello.<text:bookmark-end text:name="__RefHeading___Toc6_3111894582"/></text:h>
      <text:p text:style-name="Text_20_body"><text:tab/><text:span text:style-name="T2">No se si ya hay en este instituto pero ya que es un centro relacionando con la tecnología y el gasto de energía pues sería la ODS Energía asequible y no contaminante. Con energía removable. Y creo que sería la única decente.</text:span></text:p>
      <text:h text:style-name="Heading_20_1" text:outline-level="1"><text:bookmark-start text:name="__RefHeading___Toc8_3111894582"/><text:s/>TAREA 3: Indica en qué sentido plataformas como Zalando, Back-market o Wallapop pueden utilizarse para que nuestro consumo sea más respetuoso con el medioambiente. ¿A qué ODS podrían contribuir en mayor medida? <text:bookmark-end text:name="__RefHeading___Toc8_3111894582"/></text:h>
      <text:p text:style-name="P10"><text:tab/><text:span text:style-name="T2">Zalando ofrece articulos de segunda mano y moda sostenible promoviendo la ODS 12 (Producción y consumo responsable) y la ODS 13 (Acción por el clima)</text:span></text:p>
      <text:p text:style-name="P10"><text:tab/><text:span text:style-name="T2">Back-market vende productos </text:span><text:span text:style-name="T3">electrónicos</text:span><text:span text:style-name="T2"> arreglados </text:span><text:span text:style-name="T3">aplicando la ODS 12, ODS 13 y la ODS 9 (Industria, innovación e infraestructura).</text:span></text:p>
      <text:p text:style-name="P10"><text:tab/><text:span text:style-name="T3">Wallapop permite comprar y vender productos de segunda mano y promueve la economía circular local. Usando la ODS 12, ODS 11 (Ciudades y comunidades sostenibles) y ODS 13.</text:span><text:span text:style-name="T3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weight="bold" officeooo:rsid="0013d9da" officeooo:paragraph-rsid="0013d9da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Yeray Trejo Sánchez 1º DAM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7T16:00:24.225000000</meta:creation-date>
    <dc:date>2025-10-07T16:31:53.785000000</dc:date>
    <meta:editing-duration>PT6M27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3" meta:paragraph-count="39" meta:word-count="767" meta:character-count="4810" meta:non-whitespace-character-count="4074"/>
  </office:meta>
</office:document-meta>
</file>